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</text:p>
      <text:p text:style-name="Standard">ChatGPT</text:p>
      <text:p text:style-name="P1">ChatGPT</text:p>
      <text:p text:style-name="Text_20_body">Чтобы успешно применять знания о WordPress на практике для решения различных задач, необходимо иметь не только техническое знание о его функциональности, но и глубокое понимание его возможностей, ограничений и лучших практик. Вот ключевые аспекты, которые помогут вам успешно применять свои знания на практике:</text:p>
      <text:list xml:id="list3668845037960697388" text:style-name="L1">
        <text:list-item>
          <text:p text:style-name="P2"><text:span text:style-name="Strong_20_Emphasis">Понимание потребностей клиента или проекта:</text:span> Важно понимать цели и требования вашего клиента или проекта, чтобы эффективно применять WordPress для их решения. Это поможет вам выбрать подходящие темы, плагины и стратегии разработки.</text:p>
        </text:list-item>
        <text:list-item>
          <text:p text:style-name="P2"><text:span text:style-name="Strong_20_Emphasis">Глубокое знание функциональности WordPress:</text:span> Ознакомьтесь с основными функциями и возможностями WordPress, такими как управление контентом, настройка тем и плагинов, безопасность и оптимизация. Чем глубже вы понимаете возможности платформы, тем лучше вы сможете использовать их для решения конкретных задач.</text:p>
        </text:list-item>
        <text:list-item>
          <text:p text:style-name="P2"><text:span text:style-name="Strong_20_Emphasis">Умение выбирать подходящие темы и плагины:</text:span> Изучите различные темы и плагины, доступные для WordPress, и научитесь выбирать те, которые наилучшим образом соответствуют целям вашего проекта. Это поможет вам создавать функциональные и красивые веб-сайты с минимальными усилиями.</text:p>
        </text:list-item>
        <text:list-item>
          <text:p text:style-name="P2"><text:span text:style-name="Strong_20_Emphasis">Навыки настройки и настройки:</text:span> Умение настраивать WordPress в соответствии с конкретными требованиями проекта является важным навыком. Это включает в себя управление пользователями, настройку тем и плагинов, оптимизацию производительности и безопасности.</text:p>
        </text:list-item>
        <text:list-item>
          <text:p text:style-name="P2"><text:span text:style-name="Strong_20_Emphasis">Умение решать проблемы и улучшать производительность:</text:span> В процессе работы с WordPress вы наверняка столкнетесь с различными проблемами и задачами. Важно иметь навыки анализа проблемы, поиска решений и их реализации для обеспечения надежной и эффективной работы сайта.</text:p>
        </text:list-item>
        <text:list-item>
          <text:p text:style-name="P2"><text:span text:style-name="Strong_20_Emphasis">Обучение и самосовершенствование:</text:span> WordPress постоянно развивается, и важно оставаться в курсе последних трендов и обновлений. Изучайте новые технологии, участвуйте в сообществе WordPress, обменивайтесь опытом с другими разработчиками и постоянно совершенствуйте свои навыки.</text:p>
        </text:list-item>
      </text:list>
      <text:p text:style-name="Text_20_body">Используя эти принципы, вы сможете успешно применять свои знания о WordPress на практике для решения различных задач и создания высококачественных веб-сайтов для ваших клиентов или проек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4-05-01T21:05:45.64</dc:date>
    <meta:document-statistic meta:table-count="0" meta:image-count="0" meta:object-count="0" meta:page-count="1" meta:paragraph-count="11" meta:word-count="293" meta:character-count="2210"/>
    <dc:creator>Dima Wide</dc:creator>
    <meta:user-defined meta:name="Info 1"/>
    <meta:user-defined meta:name="Info 2"/>
    <meta:user-defined meta:name="Info 3"/>
    <meta:user-defined meta:name="Info 4"/>
  </office:meta>
</office:document-meta>
</file>